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strarCampos.xml" manifest:media-type="text/xml"/>
  <manifest:file-entry manifest:full-path="Basic/Standard/script-lb.xml" manifest:media-type="text/xml"/>
  <manifest:file-entry manifest:full-path="Basic/script-lc.xml" manifest:media-type="text/xml"/>
  <manifest:file-entry manifest:full-path="Pictures/10000000000001610000016D106041A901D6F69B.jpg" manifest:media-type="image/jpeg"/>
  <manifest:file-entry manifest:full-path="Pictures/10000000000000EC000000F31D7EB0B2261BC729.png" manifest:media-type="image/png"/>
  <manifest:file-entry manifest:full-path="Dialogs/Standard/DialogoCampos.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menubar/menubar.xml" manifest:media-type=""/>
  <manifest:file-entry manifest:full-path="Configurations2/accelerator/current.xml" manifest:media-type=""/>
  <manifest:file-entry manifest:full-path="Configurations2/images/Bitmaps/sc_userimages.png" manifest:media-type=""/>
  <manifest:file-entry manifest:full-path="Configurations2/images/sc_imagelist.xml" manifest:media-type=""/>
  <manifest:file-entry manifest:full-path="Configurations2/toolbar/custom_toolbar_64a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event-listeners>
      <script:event-listener script:language="ooo:script" script:event-name="dom:unload" xlink:href="vnd.sun.star.script:Standard.MostrarCampos.AtajosTeclado_Eliminar?language=Basic&amp;location=document" xlink:type="simple"/>
      <script:event-listener script:language="ooo:script" script:event-name="dom:DOMFocusIn" xlink:href="vnd.sun.star.script:Standard.MostrarCampos.AtajosTeclado_Agregar?language=Basic&amp;location=document" xlink:type="simple"/>
    </office:event-listeners>
  </office:scripts>
  <office:font-face-decls>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line-height="115%" fo:text-align="center" style:justify-single-word="false"/>
      <style:text-properties fo:font-size="14pt" fo:font-weight="bold" officeooo:rsid="004c829d" officeooo:paragraph-rsid="004c829d" style:font-size-asian="14pt" style:font-weight-asian="bold" style:font-size-complex="14pt" style:font-weight-complex="bold"/>
    </style:style>
    <style:style style:name="P2" style:family="paragraph" style:parent-style-name="Header">
      <style:paragraph-properties fo:line-height="115%" fo:text-align="center" style:justify-single-word="false"/>
      <style:text-properties fo:font-size="14pt" fo:font-weight="bold" officeooo:rsid="004b2479" officeooo:paragraph-rsid="0035ddb5" style:font-size-asian="14pt" style:font-weight-asian="bold" style:font-size-complex="14pt" style:font-weight-complex="bold"/>
    </style:style>
    <style:style style:name="P3" style:family="paragraph" style:parent-style-name="Standard">
      <style:paragraph-properties fo:line-height="115%" fo:text-align="start" style:justify-single-word="false"/>
      <style:text-properties style:font-name="Arial Narrow" fo:font-size="11pt" fo:font-weight="normal" officeooo:rsid="0046366d" officeooo:paragraph-rsid="0057c645" style:font-size-asian="11pt" style:font-weight-asian="normal" style:font-size-complex="11pt" style:font-weight-complex="normal"/>
    </style:style>
    <style:style style:name="P4" style:family="paragraph" style:parent-style-name="Standard">
      <style:paragraph-properties fo:line-height="115%" fo:text-align="justify" style:justify-single-word="false"/>
      <style:text-properties style:font-name="Arial Narrow" fo:font-weight="normal" officeooo:rsid="0036e54a" officeooo:paragraph-rsid="0036e54a" style:font-weight-asian="normal" style:font-weight-complex="normal"/>
    </style:style>
    <style:style style:name="P5" style:family="paragraph" style:parent-style-name="Standard">
      <style:paragraph-properties fo:line-height="115%" fo:text-align="justify" style:justify-single-word="false"/>
      <style:text-properties style:font-name="Arial Narrow" fo:font-weight="normal" officeooo:rsid="0036e54a" officeooo:paragraph-rsid="00480e8e" style:font-weight-asian="normal" style:font-weight-complex="normal"/>
    </style:style>
    <style:style style:name="P6" style:family="paragraph" style:parent-style-name="Standard">
      <style:paragraph-properties fo:line-height="115%" fo:text-align="justify" style:justify-single-word="false"/>
      <style:text-properties style:font-name="Arial Narrow" fo:font-weight="normal" officeooo:rsid="0037c742" officeooo:paragraph-rsid="0036e54a" style:font-weight-asian="normal" style:font-weight-complex="normal"/>
    </style:style>
    <style:style style:name="P7" style:family="paragraph" style:parent-style-name="Standard">
      <style:paragraph-properties fo:line-height="115%" fo:text-align="justify" style:justify-single-word="false"/>
      <style:text-properties style:font-name="Arial Narrow" fo:font-weight="normal" officeooo:rsid="003b8efe" officeooo:paragraph-rsid="003b8efe" style:font-weight-asian="normal" style:font-weight-complex="normal"/>
    </style:style>
    <style:style style:name="P8" style:family="paragraph" style:parent-style-name="Standard">
      <style:paragraph-properties fo:line-height="115%"/>
      <style:text-properties style:font-name="Arial Narrow" fo:font-weight="normal" officeooo:rsid="0044db71" officeooo:paragraph-rsid="004dad90" style:font-weight-asian="normal" style:font-weight-complex="normal"/>
    </style:style>
    <style:style style:name="P9" style:family="paragraph" style:parent-style-name="Standard">
      <style:paragraph-properties fo:line-height="115%" fo:text-align="justify" style:justify-single-word="false"/>
      <style:text-properties style:font-name="Arial Narrow" style:text-underline-style="none" fo:font-weight="bold" officeooo:rsid="00480e8e" officeooo:paragraph-rsid="00480e8e" style:font-weight-asian="bold" style:font-weight-complex="bold"/>
    </style:style>
    <style:style style:name="P10" style:family="paragraph" style:parent-style-name="Standard">
      <style:paragraph-properties fo:line-height="115%" fo:text-align="justify" style:justify-single-word="false"/>
      <style:text-properties style:font-name="Arial Narrow" style:text-underline-style="none" fo:font-weight="bold" officeooo:rsid="00480e8e" officeooo:paragraph-rsid="0052ca98" style:font-weight-asian="bold" style:font-weight-complex="bold"/>
    </style:style>
    <style:style style:name="P11" style:family="paragraph" style:parent-style-name="Standard">
      <style:paragraph-properties fo:line-height="115%" fo:text-align="justify" style:justify-single-word="false"/>
      <style:text-properties style:font-name="Arial Narrow" style:text-underline-style="none" fo:font-weight="bold" officeooo:rsid="00491cf7" officeooo:paragraph-rsid="00491cf7" style:font-weight-asian="bold" style:font-weight-complex="bold"/>
    </style:style>
    <style:style style:name="P12" style:family="paragraph" style:parent-style-name="Standard">
      <style:paragraph-properties fo:line-height="115%" fo:text-align="justify" style:justify-single-word="false"/>
      <style:text-properties style:font-name="Arial Narrow" style:text-underline-style="none" fo:font-weight="bold" officeooo:rsid="005e51fc" officeooo:paragraph-rsid="005e51fc" style:font-weight-asian="bold" style:font-weight-complex="bold"/>
    </style:style>
    <style:style style:name="P13" style:family="paragraph" style:parent-style-name="Standard">
      <style:paragraph-properties fo:line-height="115%" fo:text-align="justify" style:justify-single-word="false"/>
      <style:text-properties style:font-name="Arial Narrow" style:text-underline-style="none" fo:font-weight="normal" officeooo:rsid="00480e8e" officeooo:paragraph-rsid="00480e8e" style:font-weight-asian="normal" style:font-weight-complex="normal"/>
    </style:style>
    <style:style style:name="P14" style:family="paragraph" style:parent-style-name="Standard">
      <style:paragraph-properties fo:line-height="115%" fo:text-align="justify" style:justify-single-word="false"/>
      <style:text-properties style:font-name="Arial Narrow" style:text-underline-style="none" fo:font-weight="normal" officeooo:rsid="00491cf7" officeooo:paragraph-rsid="00491cf7" style:font-weight-asian="normal" style:font-weight-complex="normal"/>
    </style:style>
    <style:style style:name="P15" style:family="paragraph" style:parent-style-name="Standard">
      <style:paragraph-properties fo:line-height="115%" fo:text-align="justify" style:justify-single-word="false"/>
      <style:text-properties style:font-name="Arial Narrow" style:text-underline-style="none" fo:font-weight="normal" officeooo:rsid="0052ca98" officeooo:paragraph-rsid="0052ca98" style:font-weight-asian="normal" style:font-weight-complex="normal"/>
    </style:style>
    <style:style style:name="P16" style:family="paragraph" style:parent-style-name="Standard">
      <style:paragraph-properties fo:line-height="115%" fo:text-align="justify" style:justify-single-word="false"/>
      <style:text-properties style:font-name="Arial Narrow" style:text-underline-style="none" fo:font-weight="normal" officeooo:rsid="005e51fc" officeooo:paragraph-rsid="005e51fc" style:font-weight-asian="normal" style:font-weight-complex="normal"/>
    </style:style>
    <style:style style:name="P17" style:family="paragraph" style:parent-style-name="Standard">
      <style:paragraph-properties fo:line-height="115%" fo:text-align="justify" style:justify-single-word="false"/>
      <style:text-properties style:font-name="Arial Narrow" style:text-underline-style="none" fo:font-weight="normal" officeooo:rsid="0053f439" officeooo:paragraph-rsid="0052ca98" style:font-weight-asian="normal" style:font-weight-complex="normal"/>
    </style:style>
    <style:style style:name="P18" style:family="paragraph" style:parent-style-name="Standard">
      <style:paragraph-properties fo:line-height="115%" fo:text-align="justify" style:justify-single-word="false"/>
      <style:text-properties style:font-name="Arial Narrow" style:text-underline-style="solid" style:text-underline-width="auto" style:text-underline-color="font-color" fo:font-weight="bold" officeooo:rsid="00480e8e" officeooo:paragraph-rsid="00480e8e" style:font-weight-asian="bold" style:font-weight-complex="bold"/>
    </style:style>
    <style:style style:name="P19" style:family="paragraph" style:parent-style-name="Standard">
      <style:paragraph-properties fo:line-height="115%" fo:text-align="justify" style:justify-single-word="false"/>
      <style:text-properties style:font-name="Arial Narrow" fo:font-weight="bold" officeooo:rsid="00480e8e" officeooo:paragraph-rsid="00480e8e" style:font-weight-asian="bold" style:font-weight-complex="bold"/>
    </style:style>
    <style:style style:name="P20" style:family="paragraph" style:parent-style-name="Footer">
      <style:paragraph-properties fo:text-align="center" style:justify-single-word="false"/>
      <style:text-properties fo:font-size="10pt" officeooo:rsid="0032962e" officeooo:paragraph-rsid="0032962e" style:font-size-asian="10pt" style:font-size-complex="10pt"/>
    </style:style>
    <style:style style:name="P21" style:family="paragraph" style:parent-style-name="Footer">
      <style:paragraph-properties fo:text-align="center" style:justify-single-word="false"/>
      <style:text-properties fo:font-size="10pt" officeooo:rsid="00092d9d" officeooo:paragraph-rsid="00092d9d" style:font-size-asian="10pt" style:font-size-complex="10pt"/>
    </style:style>
    <style:style style:name="P22" style:family="paragraph" style:parent-style-name="Standard">
      <style:paragraph-properties fo:line-height="115%" fo:text-align="justify" style:justify-single-word="false"/>
      <style:text-properties fo:font-weight="normal" officeooo:rsid="003b8efe" officeooo:paragraph-rsid="003b8efe" style:font-weight-asian="normal" style:font-weight-complex="normal"/>
    </style:style>
    <style:style style:name="P23" style:family="paragraph" style:parent-style-name="Standard">
      <style:paragraph-properties fo:line-height="115%" fo:text-align="justify" style:justify-single-word="false"/>
      <style:text-properties fo:font-weight="normal" officeooo:rsid="003b8efe" officeooo:paragraph-rsid="0044db71" style:font-weight-asian="normal" style:font-weight-complex="normal"/>
    </style:style>
    <style:style style:name="P24" style:family="paragraph" style:parent-style-name="Standard">
      <style:paragraph-properties fo:line-height="115%" fo:text-align="center" style:justify-single-word="false"/>
      <style:text-properties fo:font-weight="normal" officeooo:rsid="004b1ca5" officeooo:paragraph-rsid="00565b13" style:font-weight-asian="normal" style:font-weight-complex="normal"/>
    </style:style>
    <style:style style:name="P25" style:family="paragraph" style:parent-style-name="Standard" style:master-page-name="Standard">
      <style:paragraph-properties style:page-number="auto"/>
      <style:text-properties fo:font-weight="normal" officeooo:rsid="001f4520" officeooo:paragraph-rsid="00127619" style:font-weight-asian="normal" style:font-weight-complex="normal"/>
    </style:style>
    <style:style style:name="P26" style:family="paragraph">
      <style:paragraph-properties fo:text-align="center"/>
    </style:style>
    <style:style style:name="P27" style:family="paragraph">
      <loext:graphic-properties draw:fill="none" draw:fill-color="#ffffff"/>
      <style:paragraph-properties style:writing-mode="lr-tb"/>
    </style:style>
    <style:style style:name="T1" style:family="text">
      <style:text-properties officeooo:rsid="0036e54a"/>
    </style:style>
    <style:style style:name="T2" style:family="text">
      <style:text-properties officeooo:rsid="0044db71"/>
    </style:style>
    <style:style style:name="T3" style:family="text">
      <style:text-properties style:font-name="Arial Narrow"/>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officeooo:rsid="00491cf7"/>
    </style:style>
    <style:style style:name="T7" style:family="text">
      <style:text-properties fo:font-weight="normal" style:font-weight-asian="normal" style:font-weight-complex="normal"/>
    </style:style>
    <style:style style:name="T8" style:family="text">
      <style:text-properties fo:font-weight="normal" officeooo:rsid="0052ca98" style:font-weight-asian="normal" style:font-weight-complex="normal"/>
    </style:style>
    <style:style style:name="T9" style:family="text">
      <style:text-properties fo:font-weight="normal" officeooo:rsid="0053f439" style:font-weight-asian="normal" style:font-weight-complex="normal"/>
    </style:style>
    <style:style style:name="T10" style:family="text">
      <style:text-properties fo:font-weight="normal" officeooo:rsid="005ae001"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491cf7"/>
    </style:style>
    <style:style style:name="T13" style:family="text">
      <style:text-properties style:text-underline-style="solid" style:text-underline-width="auto" style:text-underline-color="font-color" officeooo:rsid="0052ca98"/>
    </style:style>
    <style:style style:name="T14" style:family="text">
      <style:text-properties officeooo:rsid="004b1ca5"/>
    </style:style>
    <style:style style:name="T15" style:family="text">
      <style:text-properties officeooo:rsid="0052ca98"/>
    </style:style>
    <style:style style:name="T16" style:family="text">
      <style:text-properties officeooo:rsid="005fbf64"/>
    </style:style>
    <style:style style:name="T17" style:family="text">
      <style:text-properties fo:font-size="11pt" style:font-size-asian="11pt" style:font-size-complex="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protect="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2.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9cm" svg:stroke-color="#666666"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WW-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8"><text:s text:c="81"/></text:p>
      <text:p text:style-name="P19"><text:span text:style-name="T6">1. - </text:span><text:span text:style-name="T11">FECHA / HORA </text:span><text:span text:style-name="T12">INICIO</text:span><text:span text:style-name="T4">: </text:span><text:span text:style-name="T5"><text:text-input text:description="">«FECHA»</text:text-input></text:span><text:span text:style-name="T5"><text:s/>/ </text:span><text:span text:style-name="T5"><text:text-input text:description="">«HORA_INICIO»</text:text-input></text:span></text:p>
      <text:p text:style-name="P18"/>
      <text:p text:style-name="P18"><text:span text:style-name="T6">2. - </text:span>ASUNTO<text:span text:style-name="T4">: </text:span><text:span text:style-name="T5"><text:text-input text:description="">«MOTIVO»</text:text-input></text:span></text:p>
      <text:p text:style-name="P9"/>
      <text:p text:style-name="P18"><text:span text:style-name="T6">3. - </text:span>LUGAR<text:span text:style-name="T4">: </text:span><text:span text:style-name="T5"><text:text-input text:description="">«NOMBRE_CALLE»</text:text-input></text:span><text:span text:style-name="T5">, </text:span><text:span text:style-name="T5"><text:text-input text:description="">«FRENTE_NUMERO»</text:text-input></text:span></text:p>
      <text:p text:style-name="P13"/>
      <text:p text:style-name="P11">4. - <text:span text:style-name="T11">REQUERIMIENTO / RESUMEN LLAMADA</text:span>: <text:span text:style-name="T7"><text:text-input text:description="">«TEXTO_REQUERIMIENTO»</text:text-input></text:span></text:p>
      <text:p text:style-name="P14"/>
      <text:p text:style-name="P11">5. - <text:span text:style-name="T11">INTERVENCIÓN</text:span>: <text:span text:style-name="T7"><text:text-input text:description="">«TEXTO_INTERVENCION»</text:text-input></text:span><text:text-input text:description=""/></text:p>
      <text:p text:style-name="P9"/>
      <text:p text:style-name="P10"><text:span text:style-name="T15">6. - </text:span><text:span text:style-name="T13">PERSONAS INTERVINIENTES</text:span><text:span text:style-name="T15">:</text:span></text:p>
      <text:p text:style-name="P10"/>
      <text:p text:style-name="P10">- <text:text-input text:description="">«NOM_PER_1»</text:text-input><text:span text:style-name="T7">, </text:span><text:span text:style-name="T8">con DNI <text:s/>/ TIE / PASAPORTE núm. </text:span><text:span text:style-name="T8"><text:text-input text:description="">«DNI_PER_1»</text:text-input></text:span><text:span text:style-name="T8">, nacido/a el </text:span><text:span text:style-name="T8"><text:text-input text:description="">«F_NAC_PER_1»</text:text-input></text:span><text:span text:style-name="T8">,</text:span><text:span text:style-name="T9"> </text:span><text:span text:style-name="T8"><text:s/>con domicilio actual en </text:span><text:span text:style-name="T9">calle</text:span><text:span text:style-name="T8"> </text:span><text:span text:style-name="T8"><text:text-input text:description="">«DOM_PER_1»</text:text-input></text:span><text:span text:style-name="T8"><text:s/>(</text:span><text:span text:style-name="T8"><text:text-input text:description="">«CIUDAD_PER_1»</text:text-input></text:span><text:span text:style-name="T8">), con teléfono núm. <text:s/></text:span><text:span text:style-name="T8"><text:text-input text:description="">«TLF_PER_1»</text:text-input></text:span><text:span text:style-name="T8">.</text:span></text:p>
      <text:p text:style-name="P15"/>
      <text:p text:style-name="P10">- <text:text-input text:description="">«NOM_PER_2»</text:text-input><text:span text:style-name="T7">, </text:span><text:span text:style-name="T8">con DNI / TIE / PASAPORTE núm. </text:span><text:span text:style-name="T8"><text:text-input text:description="">«DNI_PER_2»</text:text-input></text:span><text:span text:style-name="T8">, nacido/a el </text:span><text:span text:style-name="T8"><text:text-input text:description="">«F_NAC_PER_2»</text:text-input></text:span><text:span text:style-name="T8">, </text:span><text:span text:style-name="T10">con</text:span><text:span text:style-name="T8"> domicilio actual en </text:span><text:span text:style-name="T9">calle </text:span><text:span text:style-name="T8"><text:s/></text:span><text:span text:style-name="T8"><text:text-input text:description="">«DOM_PER_2»</text:text-input></text:span><text:span text:style-name="T8"><text:s/>(</text:span><text:span text:style-name="T8"><text:text-input text:description="">«CIUDAD_PER_2»</text:text-input></text:span><text:span text:style-name="T8">), con teléfono núm. </text:span><text:span text:style-name="T8"><text:text-input text:description="">«TLF_PER_2»</text:text-input></text:span><text:span text:style-name="T8">.</text:span></text:p>
      <text:p text:style-name="P15"/>
      <text:p text:style-name="P10">- <text:text-input text:description="">«NOM_PER_3»</text:text-input><text:span text:style-name="T7">, </text:span><text:span text:style-name="T9">con DNI / TIE / PASAPORTE núm. </text:span><text:span text:style-name="T9"><text:text-input text:description="">«DNI_PER_3»</text:text-input></text:span><text:span text:style-name="T9">, nacido/a el </text:span><text:span text:style-name="T9"><text:text-input text:description="">«F_NAC_PER_3»</text:text-input></text:span><text:span text:style-name="T9">, con domicilio actual en calle </text:span><text:span text:style-name="T9"><text:text-input text:description="">«DOM_PER_3»</text:text-input></text:span><text:span text:style-name="T9"><text:s/>(</text:span><text:span text:style-name="T9"><text:text-input text:description="">«CIUDAD_PER_3»</text:text-input></text:span><text:span text:style-name="T9">), con teléfono núm. </text:span><text:span text:style-name="T9"><text:text-input text:description="">«TLF_PER_3»</text:text-input></text:span><text:span text:style-name="T9">.</text:span></text:p>
      <text:p text:style-name="P17"/>
      <text:p text:style-name="P12">7. - <text:span text:style-name="T11">VEHICULOS IMPLICADOS</text:span>:</text:p>
      <text:p text:style-name="P12"/>
      <text:p text:style-name="P16">- Matrícula <text:text-input text:description="">«MAT_VEH1»</text:text-input>, marca <text:text-input text:description="">«MARCA_VEH1»</text:text-input>, modelo <text:text-input text:description="">«MODELO_VEH1»</text:text-input>, color <text:text-input text:description="">«COLOR_VEH2»</text:text-input>, clase <text:text-input text:description="">«CLASE_VEH1»</text:text-input></text:p>
      <text:p text:style-name="P5"><text:tab/></text:p>
      <text:p text:style-name="P5"><text:tab/>En Daimiel, provincia de Ciudad Real, se extiende la presente para hacer constar </text:p>
      <text:p text:style-name="P4"/>
      <text:p text:style-name="P4"/>
      <text:p text:style-name="P6"><text:tab/><text:span text:style-name="T14">Lo que se participa para su conocimiento y efectos que procedan.</text:span></text:p>
      <text:p text:style-name="P7"/>
      <text:p text:style-name="P22"><text:span text:style-name="T3"><text:tab/>QUE CONSTE. El Equipo Instructo</text:span>r</text:p>
      <text:p text:style-name="P22"/>
      <text:p text:style-name="P22"/>
      <text:p text:style-name="P23"><text:s text:c="11"/><text:text-input text:description="">«AGENTE1»</text:text-input><text:s text:c="11"/><text:tab/> <text:s text:c="8"/><text:text-input text:description="">«AGENTE2»</text:text-input></text:p>
      <text:p text:style-name="P23"/>
      <text:p text:style-name="P23"/>
      <text:p text:style-name="P24">SR. <text:span text:style-name="T16">SUBINSPECTOR</text:span> – JEFE DEL CUERPO DE POLICIA LOCAL 212 – DAIMIE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15%" fo:text-align="center" style:justify-single-word="false"/>
      <style:text-properties fo:font-size="14pt" fo:font-weight="bold" officeooo:rsid="004c829d" officeooo:paragraph-rsid="004c829d" style:font-size-asian="14pt" style:font-weight-asian="bold" style:font-size-complex="14pt" style:font-weight-complex="bold"/>
    </style:style>
    <style:style style:name="MP2" style:family="paragraph" style:parent-style-name="Header">
      <style:paragraph-properties fo:line-height="115%" fo:text-align="center" style:justify-single-word="false"/>
      <style:text-properties fo:font-size="14pt" fo:font-weight="bold" officeooo:rsid="004b2479" officeooo:paragraph-rsid="0035ddb5" style:font-size-asian="14pt" style:font-weight-asian="bold" style:font-size-complex="14pt" style:font-weight-complex="bold"/>
    </style:style>
    <style:style style:name="MP3" style:family="paragraph">
      <style:paragraph-properties fo:text-align="center"/>
    </style:style>
    <style:style style:name="MP4" style:family="paragraph">
      <loext:graphic-properties draw:fill="none" draw:fill-color="#ffffff"/>
      <style:paragraph-properties style:writing-mode="lr-tb"/>
    </style:style>
    <style:style style:name="MP5" style:family="paragraph" style:parent-style-name="Standard">
      <style:paragraph-properties fo:line-height="115%" fo:text-align="start" style:justify-single-word="false"/>
      <style:text-properties style:font-name="Arial Narrow" fo:font-size="11pt" fo:font-weight="normal" officeooo:rsid="0046366d" officeooo:paragraph-rsid="0057c645" style:font-size-asian="11pt" style:font-weight-asian="normal" style:font-size-complex="11pt" style:font-weight-complex="normal"/>
    </style:style>
    <style:style style:name="MP6" style:family="paragraph" style:parent-style-name="Footer">
      <style:paragraph-properties fo:text-align="center" style:justify-single-word="false"/>
      <style:text-properties fo:font-size="10pt" officeooo:rsid="0032962e" officeooo:paragraph-rsid="0032962e" style:font-size-asian="10pt" style:font-size-complex="10pt"/>
    </style:style>
    <style:style style:name="MP7" style:family="paragraph" style:parent-style-name="Footer">
      <style:paragraph-properties fo:text-align="center" style:justify-single-word="false"/>
      <style:text-properties fo:font-size="10pt" officeooo:rsid="00092d9d" officeooo:paragraph-rsid="00092d9d" style:font-size-asian="10pt" style:font-size-complex="10pt"/>
    </style:style>
    <style:style style:name="MT1" style:family="text">
      <style:text-properties fo:font-size="11pt" style:font-size-asian="11pt" style:font-size-complex="11pt"/>
    </style:style>
    <style:style style:name="MT2" style:family="text">
      <style:text-properties officeooo:rsid="0036e54a"/>
    </style:style>
    <style:style style:name="MT3" style:family="text">
      <style:text-properties officeooo:rsid="0044db71"/>
    </style:style>
    <style:style style:name="Mfr1" style:family="graphic" style:parent-style-name="Graphics">
      <style:graphic-properties style:protect="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Mgr1"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2.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49cm" svg:stroke-color="#666666"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3.17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201cm" fo:margin-left="0cm" fo:margin-right="0cm" fo:margin-bottom="0.101cm" fo:background-color="transparent" style:dynamic-spacing="false" draw:fill="none" draw:fill-color="#cfe7f5"/>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3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4" text:anchor-type="paragraph" svg:x="-2.829cm" svg:y="-0.97cm" svg:width="2.312cm" svg:height="2.392cm" draw:z-index="3"><draw:image xlink:href="Pictures/10000000000001610000016D106041A901D6F69B.jpg" xlink:type="simple" xlink:show="embed" xlink:actuate="onLoad" draw:mime-type="image/jpeg"/></draw:frame>ÁREA OPERATIVA CUERPO POLICÍA LOCAL 212 - DAIMIEL</text:p>
        <text:p text:style-name="MP2"><draw:line text:anchor-type="paragraph" draw:z-index="1" draw:name="Forma1" draw:style-name="Mgr1" draw:text-style-name="MP3" svg:x1="-0.284cm" svg:y1="-1.09cm" svg:x2="-0.226cm" svg:y2="23.837cm"><text:p/></draw:line><draw:frame draw:style-name="Mfr2" draw:name="Imagen2" text:anchor-type="paragraph" svg:x="5.121cm" svg:y="8.35cm" svg:width="6.301cm" svg:height="6.481cm" draw:z-index="0"><draw:image xlink:href="Pictures/10000000000000EC000000F31D7EB0B2261BC729.png" xlink:type="simple" xlink:show="embed" xlink:actuate="onLoad" draw:mime-type="image/png"/></draw:frame>INFORME ACTUACIÓN </text:p>
        <text:p text:style-name="MP2"><draw:frame text:anchor-type="paragraph" draw:z-index="4" draw:name="Forma 1" draw:style-name="Mgr2" draw:text-style-name="MP4" svg:width="2.294cm" svg:height="2.721cm" svg:x="-2.829cm" svg:y="0.115cm"><draw:text-box><text:p/><text:p text:style-name="MP3"><text:span text:style-name="MT1">Cuerpo</text:span></text:p><text:p text:style-name="MP3"><text:span text:style-name="MT1">De</text:span></text:p><text:p text:style-name="MP3"><text:span text:style-name="MT1">Policía Local</text:span></text:p><text:p text:style-name="MP3"><text:span text:style-name="MT1">212</text:span></text:p><text:p text:style-name="MP3"><text:span text:style-name="MT1">DAIMIEL</text:span></text:p></draw:text-box></draw:frame></text:p>
        <text:p text:style-name="MP5">Expediente POL núm.: <text:text-input text:description="">«EXPEDIENTE»</text:text-input><text:s text:c="54"/><text:span text:style-name="MT2">Diligencias PL núm.: ______ / </text:span><text:span text:style-name="MT3">20____ </text:span></text:p>
      </style:header>
      <style:footer>
        <text:p text:style-name="MP6"><draw:line text:anchor-type="paragraph" draw:z-index="2" draw:name="Forma3" draw:style-name="Mgr3" draw:text-style-name="MP3" svg:x1="0.626cm" svg:y1="0.372cm" svg:x2="15.707cm" svg:y2="0.372cm"><text:p/></draw:line></text:p>
        <text:p text:style-name="MP7">Cuerpo de Policía Local 212 – DAIMIEL (Ciudad Real) – c/ Prim núm. 20</text:p>
        <text:p text:style-name="MP7">Tlf 926 26 06 41 – FAX 926 26 07 89 – Email: policia@aytodaimiel.es</text:p>
      </style:footer>
    </style:master-page>
    <style:master-page style:name="HTML" style:page-layout-name="Mpm2" draw:style-name="Mdp1"/>
    <style:master-page style:name="First_20_Page" style:display-name="First Page" style:page-layout-name="Mpm3" draw:style-name="Mdp1" style:next-style-name="Standard">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9T12:31:08.510000000</meta:creation-date>
    <meta:editing-duration>PT2H57M42S</meta:editing-duration>
    <meta:editing-cycles>70</meta:editing-cycles>
    <meta:generator>LibreOffice/7.3.3.2$Windows_X86_64 LibreOffice_project/d1d0ea68f081ee2800a922cac8f79445e4603348</meta:generator>
    <meta:initial-creator>Diana Quijorna</meta:initial-creator>
    <dc:date>2023-11-08T21:38:58.599000000</dc:date>
    <meta:document-statistic meta:table-count="0" meta:image-count="2" meta:object-count="0" meta:page-count="1" meta:paragraph-count="23" meta:word-count="296" meta:character-count="1674" meta:non-whitespace-character-count="1308"/>
  </office:meta>
</office:document-meta>
</file>

<file path=Basic/Standard/MostrarCampos.xml><?xml version="1.0" encoding="utf-8"?>
<!DOCTYPE module  PUBLIC '-//OpenOffice.org//DTD OfficeDocument 1.0//EN'  'module.dtd'>
<script:module xmlns:script="http://openoffice.org/2000/script" script:name="MostrarCampos" script:language="StarBasic">REM  *****  BASIC  *****
Global archivotransvasar as String
Global inicio as Boolean
Global Campos() as String

Dim oDialogo As Object

'''''''''''''''''''''''''''''''''''''''''''''''''''''''''''''''''''''''''''''''''''''''''''''''''''''''''''''''''

REM  *****  BASIC  *****
Option Explicit

	Const MODIFIER_SHIFT = 1 ' Tecla Shift
	Const MODIFIER_CTRL  = 2 ' Tecla Ctrl (o Cmd en MacOs)
	Const MODIFIER_ALT   = 4 ' Tecla Alt

	Const KEY_NUM0 = 256
	Const KEY_NUM1 = 257
	Const KEY_NUM2 = 258
	Const KEY_NUM3 = 259
	Const KEY_NUM4 = 260
	Const KEY_NUM5 = 261
	Const KEY_NUM6 = 262
	Const KEY_NUM7 = 263
	Const KEY_NUM8 = 264
	Const KEY_NUM9 = 265
		Const KEY_F7=774
	Const KEY_F12=779

Sub AtajosTeclado_Agregar()
    CargarDatosPortaPapeles
	AtajosTeclado MODIFIER_ALT,  KEY_F12,  True, True, "Standard", "MostrarCampos", "ShowFields"
	'MsgBox ("Macro 'MiMacro' asignada al atajo de teclado Alt+1" &amp; Chr(10) &amp; "Pulse Alt+1 para activar la macro", 192, "Información")	
End Sub

Sub AtajosTeclado_Eliminar()
	AtajosTeclado MODIFIER_ALT,  KEY_F12
'	MsgBox ("Eliminada la asignación de la macro al atajo de teclado Alt+1", 192, "Información")
End Sub

Sub AtajosTeclado( _
	nModifiers As Integer, nKeyCode As Integer, _
	Optional lAccion As Boolean, Optional lDesdeDocumento As Boolean, _
	Optional cBiblio As String, Optional cModulo As String, Optional cMacro As String )
	' Agrega o elimina un atajo de teclado asociado a una macro
	' Para eliminar sólo son necesarios los dos primeros argumentos
	' Para agregar son necesarios todos
	' lAccion es True para agregar, False (por defecto) para eliminar
	' lDesdeDocumento indica si la macro está almacenada en el documento actual

	Dim oKeyEvent As New com.sun.star.awt.KeyEvent
	Dim oModCfgMgrSupp As Object, oAppCfgMgr As Object, oAppShortCutMgr As Object

	' Definir la combinación de teclas del atajo de teclado
'	oKeyEvent.Modifiers = nModifiers
	oKeyEvent.KeyCode   = nKeyCode

	' Acceso al manejador de atajos de teclado global
	' oGlobalAccelCfgMgr = CreateUNOService("com.sun.star.ui.GlobalAcceleratorConfiguration")

	' Acceso al módulo de configuración central
	oModCfgMgrSupp = CreateUNOService("com.sun.star.ui.ModuleUIConfigurationManagerSupplier")

	' Acceso al módulo de configuración en función de la aplicación
	' Ver com.sun.star.frame.ModuleManager para más información
	oAppCfgMgr = oModCfgMgrSupp.getUIConfigurationManager( "com.sun.star.text.TextDocument" )
	' com.sun.star.text.TextDocument                    Writer
	' com.sun.star.sheet.SpreadsheetDocument            Calc
	' com.sun.star.presentation.PresentationDocument    Impress
	' com.sun.star.drawing.DrawingDocument              Draw
	' com.sun.star.formula.FormulaProperties            Math
	' com.sun.star.sdb.OfficeDatabaseDocument           Base: This module represents Base main application; that is, the application main window when you open an ODB file
	' com.sun.star.sdb.TableDesign                      Base: Table Design module
	' com.sun.star.sdb.QueryDesign                      Base: This is the module where you design queries and views. The module is the same for Design View and SQL View.
	' com.sun.star.sdb.RelationDesign                   Base: Module to design database relations
	' com.sun.star.sdb.FormDesign                       Base: Module for creating/editing and viewing embedded forms
	' com.sun.star.report.ReportDefinition              Base: new Sun Report Builder in design view. The executed report will be a com.sun.star.text.TextDocument or com.sun.star.sheet.SpreadsheetDocument
	' com.sun.star.sdb.TextReportDesign                 Base: Module for creating/editing and viewing reports created using the report wizzard
	' com.sun.star.sdb.DataSourceBrowser                In OpenOfice.org Base: the component where you open tables/view/queries; in other modules: component to access every datasource registered in (pressing F4)
	' com.sun.star.script.BasicIDE                      Basic IDE
	' com.sun.star.frame.StartModule                    The start module is the last component that remains when you close every Office document with the X at the right corner of the menu bar, without termitating the Desktop

	'Acceso al módulo manejador de atajos de teclado de la aplicación
	oAppShortCutMgr = oAppCfgMgr.getShortCutManager()

	' Si lAccion = true generamos el atajo; caso contrario lo eliminamos
	If lAccion Then
		' Valores por defecto si no se pasan los argumentos
		If IsMissing(cBiblio) Then cBiblio = "Standard"
		If IsMissing(cModulo) Then cModulo = "MostrarCampos"
		If IsMissing(cMacro) Then cMacro = "Main"

		' Ruta completa de la macro
		cMacro = cBiblio &amp; "." &amp; cModulo &amp; "." &amp; cMacro

		' Si la macro está almacenada en el documento
		If lDesdeDocumento Then
			cMacro= "vnd.sun.star.script:" &amp; cMacro &amp; "?language=Basic&amp;location=document"

			' Si la macro está en 'Mis macros y diálogos'
		Else
			cMacro = "macro:///" &amp; cMacro
		EndIf

		' Generamos el atajo de teclado
		oAppShortCutMgr.setKeyEvent( oKeyEvent, cMacro )

	Else
		' Eliminamos el atajo de teclado
		oAppShortCutMgr.removeKeyEvent( oKeyEvent )

	EndIf

	' Guardamos los cambios realizados
	oAppShortCutMgr.store()

End Sub

'''''''''''''''''''''''''''''''''''''''''''''''''''''''''''''''''''''''''''''''''''''''''''''''''

Function ViewClipBoard() as String

	Dim oClip, oClipContents, oTypes
	Dim oConverter 
	Dim i%, iPlainLoc%
	Dim convertedString as String
	
	iPlainLoc = -1
	Dim s$ : s$ = "com.sun.star.datatransfer.clipboard.SystemClipboard"
	
	oClip = createUnoService(s$)
	oConverter = createUnoService("com.sun.star.script.Converter")
	
	'Print "Clipboard name = " &amp; oClip.getName()
	'Print "Implemantation name = " &amp; oClip.getImplementationName()
	
	oClipContents = oClip.getContents()
	oTypes = oClipContents.getTransferDataFlavors()
	
	Dim msg$, iLoc%, outS
	
	msg = ""
	
	iLoc = -1

	For i=LBound(oTypes) To UBound(oTypes)
	
		If oTypes(i).MimeType = "text/plain;charset=utf-16" Then
			iPlainLoc = i
		    Exit For
		End If
	
	'msg = msg &amp; "Mime type = " &amp; x(ii).MimeType &amp; " normal = " &amp; _
	' x(ii).HumanPresentableName &amp; Chr$(10)
	
	Next

	If (iPlainLoc &gt;= 0) Then
	
	convertedString = oConverter.convertToSimpleType(oClipContents.getTransferData(oTypes(iPlainLoc)),com.sun.star.uno.TypeClass.STRING)
	ViewClipBoard= convertedString
	
	End If

End Function


'''''''''''''''''''''''''''''''''''''''''''''''''''''''''''''''''''''''''''''''''''''''''''
Sub CargarDatosPortaPapeles
	 Dim strportapapeles as string
	 Dim i as integer
	 
	   
 	 if inicio=False then
 	 
   	   'Coger los valores del portapapeles
   	   'en una cadena
   	   
   	    strportapapeles= ViewClipBoard 'Temporalmente off
   	    'strportapapeles="|Codigo Profesional|Fecha de Nacimiento|Empleo Policial|Estudio|"
   	       	    
   	    Campos=  StrSplit(strportapapeles,"|")
   	    
   	    if Campos(0)="TransvasePlantillasWord_Office" then
   	    ' archivotransvasar="C:/Plantilla%20OpenOffice/CARTA_GARANTIA.ott"
   	      archivotransvasar=Campos(1)
   	      InsertArchivo
   	      ConvertFields
   	    end if
   	    
 	  	inicio=True
 	 end if

End Sub

'''''''''''''''''''''''''''''''''''''''''''''''''''''''''''''''''''''''''''''''''''''''''''

Sub ShowFields


 Dim i as integer
  

     
     'Cargamos la librería Standard en memoria
     DialogLibraries.LoadLibrary( "Standard" )
     'Cargamos el cuadro de diálogo en memoria
     oDialogo = CreateUnoDialog( DialogLibraries.Standard.getByName("DialogoCampos") )
     
     Dim lista As Object
	 lista=oDialogo.getControl("listacampos")
     'Lo ejecutamos (mostramos)
     
     for i=0 to Ubound(Campos)
      lista.AddItem(Campos(i), i
     Next I
     
     lista.selectItem(Campos(0),True)
     lista.setFocus
     oDialogo.execute()
     
     'Lo liberamos de memoria
     oDialogo.dispose()
 

End Sub

'''''''''''''''''''''''''''''''''''''''''''''''''''''''''''''''''''''''''''''''''''''''''''''''''
Function StrSplit(s As String, SplitChar As String)
   Dim i As Integer
   Dim n As Integer
   Dim m As String
   Dim t As String
   Dim a(0) As String
   Dim InWord As Boolean
      
   t =""
   InWord = False
   i = 1
   n = 0
      
   do while i   &lt;=   len(s)
      m = mid(s,i,1)
      if m &lt;&gt; SplitChar then
         InWord = True
         t = t &amp; m
      else
         if InWord then
            Redim Preserve a(n) As String
            a(n) = t
            n = n + 1
            t = ""
            InWord = False
         endif
      endif
      i = i + 1
   loop
   if InWord then
      Redim Preserve a(n) As String
      a(n) = t
   endif
   
   StrSplit = a
End Function

'''''''''''''''''''''''''''''''''''''''''''''''''''''''''''''''''''''''''''''''''''''''''''''''''''''''''''
Sub InsertarCampo_DblClick(ev as Object)
	if ev.Buttons = com.sun.star.awt.MouseButton.LEFT AND  ev.ClickCount = 2 Then 
				 ColocaCampo
	end if
End sub

Sub InsertaCampo(Event as Object)

			if Event.KeyCode= com.sun.star.awt.Key.RETURN  then
			 ColocaCampo
			end if
End Sub

Sub ColocaCampo
	Dim Campo as string
				Dim Doc As Object
				Dim Field As Object
				Dim Cursor As Object
				Dim oViewCursor as Object
				Dim oBookmark
			    Dim oTable    'The text table that contains the text cursor.
			    Dim oCurCell  'The text table cell that contains the text cursor.
				
			    Dim lista As Object
			    Dim chkcodigobarras as Object
			   
			    chkcodigobarras=oDialogo.getControl("chkcodigobarras")
			    
		        lista=oDialogo.getControl("listacampos")
				Campo=lista.SelectedItem
				
				oDialogo.endExecute
				Doc = ThisComponent
				oViewCursor = Doc.getCurrentController().getViewCursor()
				
						
				 if chkcodigobarras.State=1 then
				  Campo="cb_" &amp; Campo
				 end if		
							
			  If IsEmpty(oViewCursor.TextTable) Then 'El cursor no esta en una tabla
						
				if Ucase(Left(Campo,4))="FOTO" then				
				  oBookmark = Doc.createInstance("com.sun.star.text.Bookmark")
				  oBookmark.setName("«" &amp; Campo &amp; "»")
				   Doc.Text.insertTextContent(oViewCursor, oBookmark, False)
			    else				
				 Field = Doc.createInstance("com.sun.star.text.TextField.Input")
				 Field.Content="«" &amp; Campo &amp; "»"
				 Doc.Text.insertTextContent(oViewCursor, Field, False)
				end if
				
			else
				 oTable = oViewCursor.TextTable
 			     oCurCell = oViewCursor.Cell
 			     Field = Doc.createInstance("com.sun.star.text.TextField.Input")
				 Field.Content="«" &amp; Campo &amp; "»"
				 oCurCell.Text.insertTextContent(oViewCursor, Field, False)
 			     
			end if
End Sub

''''''''''''''''''''''''''''''''''''''''''''''''''''''''''''''''''''''''''''''''''''''''''''''''''''''''''''''''''''''
sub InsertArchivo
rem ----------------------------------------------------------------------
rem define variables
dim document   as object
dim dispatcher as object
rem ----------------------------------------------------------------------
rem get access to the document
document   = ThisComponent.CurrentController.Frame
dispatcher = createUnoService("com.sun.star.frame.DispatchHelper")

rem ----------------------------------------------------------------------
rem dispatcher.executeDispatch(document, ".uno:InsertDoc", "", 0, Array())

rem ----------------------------------------------------------------------
dim args2(1) as new com.sun.star.beans.PropertyValue
args2(0).Name = "Name"
args2(0).Value = "file:///" + archivotransvasar
args2(1).Name = "Filter"
args2(1).Value = "writer8_template"

dispatcher.executeDispatch(document, ".uno:InsertDoc", "", 0, args2())

rem ----------------------------------------------------------------------
dispatcher.executeDispatch(document, ".uno:GoToStartOfDoc", "", 0, Array())

rem ----------------------------------------------------------------------
rem dispatcher.executeDispatch(document, ".uno:Delete", "", 0, Array())

rem ----------------------------------------------------------------------
dispatcher.executeDispatch(document, ".uno:Save", "", 0, Array())


rem ----------------------------------------------------------------------
rem dispatcher.executeDispatch(document, ".uno:Undo", "", 0, Array())

end sub

''''''''''''''''''''''''''''''''''''''''''''''''''''''''''''''''''''''''''''''''''''''''''''''''''''''''''''''''
Sub ConvertFields

  Dim vOpenSearch, vCloseSearch  'Open and Close descriptors
  Dim vOpenFound, vCloseFound    'Open and Close find objects
  Dim oDoc
  Dim Campo as string

  oDoc = ThisComponent
  ' Create descriptors from the searchable document.
  vOpenSearch = oDoc.createSearchDescriptor()
  vCloseSearch = oDoc.createSearchDescriptor()
  
  ' Set the text for which to search and other 
  vOpenSearch.SearchString = "«"
  vCloseSearch.SearchString = "»"
  
  ' Find the first open delimiter
  vOpenFound = oDoc.findFirst(vOpenSearch)
  Do While Not IsNull(vOpenFound)
  
    'Search for the closing delimiter starting from the open delimiter
    vCloseFound = oDoc.findNext( vOpenFound.End, vCloseSearch)
    
    If IsNull(vCloseFound) Then
    '  Print "Found an opening bracket but no closing bracket!"
    '  Exit Do
    Else
      ' Clear the open bracket, if I do not do this, then I end up 
      ' with only the text inside the brackets
     ' vOpenFound.setString("")
      ' select the text inside the brackets
      vOpenFound.gotoRange(vCloseFound, True)
     ' Print "Found " &amp; vOpenFound.getString()
      ' clear the text inside the brackets
      campo= vOpenFound.getString()
      vOpenFound.setString("")
     ' Clear the close bracket
     ' vCloseFound.setString("")
     ' Do you really want to delete ALL of the spaces?
     ' If so, then do it here!
      vCloseFound.setString("")
     
		Dim oText
		Dim textcursor
		Dim Field
		Dim oVC
		

			
				 oVC = oDoc.getCurrentController.getViewCursor
		         Field = oDoc.createInstance("com.sun.star.text.TextField.Input")
				 Field.Content= Campo 
				 
				
				 oVC.gotoRange(vOpenFound, false) 'view cursor can go anywhere
				 
				 if IsEmpty(oVC.TextTable) then
				 
     				 oDoc.Text.insertTextContent(oVC, Field, False)
	    	      
	    	         else
		    	         Dim oCurCell
		    	         oCurCell=oVC.Cell
		    	         oCurCell.Text.insertTextContent(oVC, Field, False)
	         
		         end if
		         
		          vOpenFound = oDoc.findNext( vOpenFound.End, vOpenSearch)
    End If
    
  Loop
    
    
    rem ----------------------------------------------------------------------

	Call SalirAplicacion

  
End Sub

Sub SalirAplicacion
On Error Resume Next

dim document   as object
dim dispatcher as object
rem ----------------------------------------------------------------------
rem get access to the document
document   = ThisComponent.CurrentController.Frame
dispatcher = createUnoService("com.sun.star.frame.DispatchHelper")

If HasUnoInterfaces(document, "com.sun.star.util.XCloseable") Then 
  document.close(true)
Else 
  document.dispose()
 End If

dispatcher.executeDispatch(document, ".uno:Save", "", 0, Array())
dispatcher.executeDispatch(document, ".uno:Quit",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strarCamp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oCampos.xml><?xml version="1.0" encoding="utf-8"?>
<!DOCTYPE window  PUBLIC '-//OpenOffice.org//DTD OfficeDocument 1.0//EN'  'dialog.dtd'>
<dlg:window xmlns:dlg="http://openoffice.org/2000/dialog" xmlns:script="http://openoffice.org/2000/script" dlg:id="DialogoCampos" dlg:left="365" dlg:top="67" dlg:width="232" dlg:height="286" dlg:closeable="true" dlg:moveable="true">
  <dlg:styles>
    <dlg:style dlg:style-id="0" dlg:background-color="0xeeeeee"/>
    <dlg:style dlg:style-id="1" dlg:background-color="0xeeeeee" dlg:font-height="15"/>
  </dlg:styles>
  <dlg:bulletinboard>
    <dlg:text dlg:style-id="0" dlg:id="Label1" dlg:tab-index="0" dlg:left="10" dlg:top="270" dlg:width="111" dlg:height="12" dlg:value="Pulse &lt;Return&gt; para seleccionar campo"/>
    <dlg:button dlg:id="CommandButton1" dlg:tab-index="1" dlg:left="159" dlg:top="262" dlg:width="54" dlg:height="16" dlg:value="Salir" dlg:button-type="ok"/>
    <dlg:text dlg:style-id="1" dlg:id="Label2" dlg:tab-index="3" dlg:left="8" dlg:top="6" dlg:width="206" dlg:height="20" dlg:value="Campos para fusión en Documentos"/>
    <dlg:text dlg:id="Label3" dlg:tab-index="4" dlg:left="98" dlg:top="36" dlg:width="2" dlg:height="0" dlg:value="Label3"/>
    <dlg:menulist dlg:id="listacampos" dlg:tab-index="2" dlg:left="6" dlg:top="30" dlg:width="208" dlg:height="218">
      <script:event script:event-name="on-keyup" script:macro-name="vnd.sun.star.script:Standard.MostrarCampos.InsertaCampo?language=Basic&amp;location=document" script:language="Script"/>
      <script:event script:event-name="on-mousedown" script:macro-name="vnd.sun.star.script:Standard.MostrarCampos.InsertarCampo_DblClick?language=Basic&amp;location=document" script:language="Script"/>
    </dlg:menulist>
    <dlg:checkbox dlg:style-id="0" dlg:id="chkcodigobarras" dlg:tab-index="5" dlg:left="10" dlg:top="252" dlg:width="103" dlg:height="14" dlg:value="Codigo de Barras"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oCampo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